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24-12-23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24-10-0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24-01-17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23-01-30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22-10-14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22-01-25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20-12-03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1168" calcext:value-type="float">
            <text:p>64.97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20-09-29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20-01-22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8376" calcext:value-type="float">
            <text:p>63.9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19-08-15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19-01-31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18-01-26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17-01-18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16-01-21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15-02-04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14-09-18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14-01-27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4184" calcext:value-type="float">
            <text:p>70.81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13-08-14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13-01-11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9176" calcext:value-type="float">
            <text:p>66.5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12-09-19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11-12-07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5688" calcext:value-type="float">
            <text:p>74.46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11-09-29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11-01-13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2448" calcext:value-type="float">
            <text:p>67.59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10-02-03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5848" calcext:value-type="float">
            <text:p>71.93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09-01-14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4744" calcext:value-type="float">
            <text:p>82.9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08-09-23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08-01-10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07-11-02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07-01-10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06-09-06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08" calcext:value-type="float">
            <text:p>113.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06-01-04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6136" calcext:value-type="float">
            <text:p>99.38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05-09-06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05-06-22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05-02-04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04-11-05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8112" calcext:value-type="float">
            <text:p>89.2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04-01-22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2928" calcext:value-type="float">
            <text:p>82.8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03-10-3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03-01-27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7688" calcext:value-type="float">
            <text:p>79.0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02-11-14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02-02-27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01-01-17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8896" calcext:value-type="float">
            <text:p>90.9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00-12-05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2000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1999-01-20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1998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199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1997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1997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1997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199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1996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199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199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199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199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1991-01-14 0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1990-01-19 0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9095354301</text:p>
          </table:table-cell>
          <table:table-cell office:value-type="string" calcext:value-type="string">
            <text:p>1972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